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5654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350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 style:data-style-name="N120"/>
    <style:style style:name="ce2" style:family="table-cell" style:parent-style-name="Default" style:data-style-name="N12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120">
      <style:text-properties fo:font-weight="bold" style:font-weight-asian="bold" style:font-weight-complex="bold"/>
    </style:style>
    <style:style style:name="ce4" style:family="table-cell" style:parent-style-name="Default" style:data-style-name="N120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20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 style:data-style-name="N120">
      <style:table-cell-properties fo:border="none"/>
    </style:style>
    <style:style style:name="ce7" style:family="table-cell" style:parent-style-name="Default" style:data-style-name="N0">
      <style:table-cell-properties fo:border="none"/>
    </style:style>
    <style:style style:name="ce8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0"/>
    <style:style style:name="ce11" style:family="table-cell" style:parent-style-name="Default" style:data-style-name="N7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 style:data-style-name="N70"/>
    <style:style style:name="ce14" style:family="table-cell" style:parent-style-name="Default" style:data-style-name="N121"/>
    <style:style style:name="ce15" style:family="table-cell" style:parent-style-name="Default" style:data-style-name="N121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0"/>
        <table:table-column table:style-name="co5" table:default-cell-style-name="ce13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/>
          <table:table-cell table:style-name="ce3" office:value-type="string" calcext:value-type="string">
            <text:p>timer frequency</text:p>
          </table:table-cell>
          <table:table-cell table:style-name="ce5" office:value-type="string" calcext:value-type="string">
            <text:p>timer_reload_count</text:p>
          </table:table-cell>
          <table:table-cell table:style-name="ce5" office:value-type="string" calcext:value-type="string">
            <text:p>count to reload</text:p>
          </table:table-cell>
          <table:table-cell table:style-name="ce8" office:value-type="string" calcext:value-type="string">
            <text:p>period ms</text:p>
          </table:table-cell>
          <table:table-cell table:style-name="ce11" office:value-type="string" calcext:value-type="string">
            <text:p>pps frequency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initial task</text:p>
          </table:table-cell>
          <table:table-cell table:style-name="ce4" office:value-type="float" office:value="24000000" calcext:value-type="float">
            <text:p>24000000</text:p>
          </table:table-cell>
          <table:table-cell table:style-name="ce4" office:value-type="float" office:value="4294717296" calcext:value-type="float">
            <text:p>4294717296</text:p>
          </table:table-cell>
          <table:table-cell table:style-name="ce4" table:formula="of:=HEX2DEC(&quot;ffffffff&quot;)-[.C2]" office:value-type="float" office:value="249999" calcext:value-type="float">
            <text:p>249999</text:p>
          </table:table-cell>
          <table:table-cell table:style-name="ce9" table:formula="of:=[.D2]/[.B2]*1000" office:value-type="float" office:value="10.416625" calcext:value-type="float">
            <text:p>10.416625</text:p>
          </table:table-cell>
          <table:table-cell table:style-name="ce12" table:formula="of:=1/[.E2]*1000" office:value-type="float" office:value="96.000384001536" calcext:value-type="float">
            <text:p>96.0003840015</text:p>
          </table:table-cell>
          <table:table-cell table:style-name="ce15"/>
          <table:table-cell table:style-name="ce4" table:number-columns-repeated="1017"/>
        </table:table-row>
        <table:table-row table:style-name="ro1">
          <table:table-cell table:style-name="ce3" office:value-type="string" calcext:value-type="string">
            <text:p>PTP corrections</text:p>
          </table:table-cell>
          <table:table-cell office:value-type="float" office:value="24000000" calcext:value-type="float">
            <text:p>24000000</text:p>
          </table:table-cell>
          <table:table-cell table:style-name="ce6" office:value-type="float" office:value="4294717444" calcext:value-type="float">
            <text:p>4294717444</text:p>
          </table:table-cell>
          <table:table-cell table:style-name="ce6" table:formula="of:=HEX2DEC(&quot;ffffffff&quot;)-[.C3]" office:value-type="float" office:value="249851" calcext:value-type="float">
            <text:p>249851</text:p>
          </table:table-cell>
          <table:table-cell table:style-name="ce7" table:formula="of:=[.D3]/[.B3]*1000" office:value-type="float" office:value="10.4104583333333" calcext:value-type="float">
            <text:p>10.4104583333</text:p>
          </table:table-cell>
          <table:table-cell table:style-name="ce8" table:formula="of:=1/[.E3]*1000" office:value-type="float" office:value="96.0572501210721" calcext:value-type="float">
            <text:p>96.0572501211</text:p>
          </table:table-cell>
          <table:table-cell table:style-name="ce14"/>
          <table:table-cell table:number-columns-repeated="1017"/>
        </table:table-row>
        <table:table-row table:style-name="ro1">
          <table:table-cell/>
          <table:table-cell office:value-type="float" office:value="24000000" calcext:value-type="float">
            <text:p>24000000</text:p>
          </table:table-cell>
          <table:table-cell table:style-name="ce7" office:value-type="float" office:value="4294717443" calcext:value-type="float">
            <text:p>4294717443</text:p>
          </table:table-cell>
          <table:table-cell table:style-name="ce7" table:formula="of:=HEX2DEC(&quot;ffffffff&quot;)-[.C4]" office:value-type="float" office:value="249852" calcext:value-type="float">
            <text:p>249852</text:p>
          </table:table-cell>
          <table:table-cell table:style-name="ce7" table:formula="of:=[.D4]/[.B4]*1000" office:value-type="float" office:value="10.4105" calcext:value-type="float">
            <text:p>10.4105</text:p>
          </table:table-cell>
          <table:table-cell table:style-name="ce8" table:formula="of:=1/[.E4]*1000" office:value-type="float" office:value="96.0568656644734" calcext:value-type="float">
            <text:p>96.0568656645</text:p>
          </table:table-cell>
          <table:table-cell table:style-name="ce14"/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number-style style:name="N121">
      <number:scientific-number number:decimal-places="4" number:min-integer-digits="1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7:23:09.091777649</meta:creation-date>
    <dc:date>2020-06-11T23:08:31.135241870</dc:date>
    <meta:editing-duration>PT5H29M42S</meta:editing-duration>
    <meta:editing-cycles>1</meta:editing-cycles>
    <meta:document-statistic meta:table-count="1" meta:cell-count="22" meta:object-count="0"/>
    <meta:generator>LibreOffice/4.2.8.2$Linux_X86_64 LibreOffice_project/420m0$Build-2</meta:generator>
  </office:meta>
</office:document-meta>
</file>